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7dcbd" officeooo:paragraph-rsid="0017dcbd" style:font-style-asian="normal" style:font-weight-asian="normal"/>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7dcbd" officeooo:paragraph-rsid="0017dcbd" style:font-style-asian="normal" style:font-weight-asian="normal"/>
    </style:style>
    <style:style style:name="P5" style:family="paragraph" style:parent-style-name="Standard">
      <style:paragraph-properties fo:margin-left="0cm" fo:margin-right="0cm" fo:text-align="start" style:justify-single-word="false" fo:text-indent="0cm" style:auto-text-indent="false"/>
      <style:text-properties officeooo:paragraph-rsid="0017dcbd"/>
    </style:style>
    <style:style style:name="P6" style:family="paragraph" style:parent-style-name="Standard">
      <style:paragraph-properties fo:margin-left="0cm" fo:margin-right="0cm" fo:text-align="start" style:justify-single-word="false" fo:text-indent="0cm" style:auto-text-indent="false"/>
      <style:text-properties officeooo:rsid="00194a59" officeooo:paragraph-rsid="00194a59"/>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fo:font-variant="normal" fo:text-transform="none" fo:color="#000000" loext:opacity="100%" fo:letter-spacing="normal" fo:font-style="normal" fo:font-weight="normal" officeooo:rsid="00194a59" style:font-style-asian="normal" style:font-weight-asian="normal"/>
    </style:style>
    <style:style style:name="T4" style:family="text">
      <style:text-properties fo:font-variant="normal" fo:text-transform="none" fo:color="#000000" loext:opacity="100%" fo:letter-spacing="normal" fo:font-style="normal" fo:font-weight="normal" officeooo:rsid="0017dcbd" style:font-style-asian="normal" style:font-weight-asian="normal"/>
    </style:style>
    <style:style style:name="T5" style:family="text">
      <style:text-properties fo:font-variant="normal" fo:text-transform="none" fo:color="#000000" loext:opacity="100%" fo:font-size="18pt" fo:letter-spacing="normal" fo:font-style="normal" fo:font-weight="normal" style:font-size-asian="18pt" style:font-style-asian="normal" style:font-weight-asian="normal" style:font-size-complex="18pt"/>
    </style:style>
    <style:style style:name="T6" style:family="text">
      <style:text-properties fo:font-variant="normal" fo:text-transform="none" fo:color="#000000" loext:opacity="100%" fo:font-size="18pt" fo:letter-spacing="normal" fo:font-style="normal" fo:font-weight="normal" officeooo:rsid="00175456" style:font-size-asian="18pt" style:font-style-asian="normal" style:font-weight-asian="normal" style:font-size-complex="18pt"/>
    </style:style>
    <style:style style:name="T7" style:family="text">
      <style:text-properties officeooo:rsid="00194a5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5">The People’s Assembly, convening on the </text:span><text:span text:style-name="T6">23rd</text:span><text:span text:style-name="T5"> of </text:span><text:span text:style-name="T6">September</text:span><text:span text:style-name="T5"> 2020 under the </text:span><text:span text:style-name="T6">24th</text:span><text:span text:style-name="T5"> PA Meeting.</text:span></text:p>
      <text:p text:style-name="P1"/>
      <text:p text:style-name="P1">The Assembly, recognising the current situation,</text:p>
      <text:p text:style-name="P1"/>
      <text:p text:style-name="P2">Constitutes it is needed to rewrite the function, abilities and context of the universal constitution originally written by azureScapegoat, and resolve the question of Azuristan and the situation of new players. <text:span text:style-name="T7">And accepts the following:</text:span></text:p>
      <text:p text:style-name="P5"><text:span text:style-name="T3">Ne</text:span><text:span text:style-name="T4">w people join stateless, and can live in Osbos or outside of any claimed territory.</text:span></text:p>
      <text:p text:style-name="P6"><text:span text:style-name="T4">A</text:span><text:span text:style-name="T1">zuristani citizens will have a vote on their form of government.</text:span></text:p>
      <text:p text:style-name="P6"><text:span text:style-name="T1">A set of universal rights (states can in themselves or between states adapt these rules if a notice is given) will be accepted:</text:span></text:p>
      <text:p text:style-name="P6"><text:span text:style-name="T1">1. Nobody shall build in another state its territory or too close to it.</text:span></text:p>
      <text:p text:style-name="P6"><text:span text:style-name="T1">2. Principally you can not kill someone else without their consent.</text:span></text:p>
      <text:p text:style-name="P6"><text:span text:style-name="T1">3. Nobody may grief, including entities.</text:span></text:p>
      <text:p text:style-name="P6"><text:span text:style-name="T1">4. Nobody may steal, including entities.</text:span></text:p>
      <text:p text:style-name="P6"><text:span text:style-name="T1">For new players these may be simplified as:</text:span></text:p>
      <text:p text:style-name="P6"><text:span text:style-name="T1">Nobody will built in someone else's territory or too close to it</text:span></text:p>
      <text:p text:style-name="P6"><text:span text:style-name="T1">Nobody will kill another without their consent</text:span></text:p>
      <text:p text:style-name="P6"><text:span text:style-name="T1">Nobody will grief or kill someone else's animals</text:span></text:p>
      <text:p text:style-name="P6"><text:span text:style-name="T1">Nobody will steal</text:span></text:p>
      <text:p text:style-name="P1"/>
      <text:p text:style-name="P1">And proceeds.</text:p>
      <text:p text:style-name="P1"/>
      <text:p text:style-name="P1">Signed by,</text:p>
      <text:p text:style-name="P2">yoran</text:p>
      <text:p text:style-name="P2">eldegron</text:p>
      <text:p text:style-name="P2">J4VI</text:p>
      <text:p text:style-name="P2">LabourIsCool</text:p>
      <text:p text:style-name="P1"/>
      <text:p text:style-name="P1"/>
      <text:p text:style-name="P1"/>
      <text:p text:style-name="Standard"><text:span text:style-name="T1">[</text:span><text:span text:style-name="T2">Motion 24-1: To replace the universal constitution (by azure) and resolve the question of azuristan vs new players</text:span><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dc:date>2020-09-23T21:36:39.048753678</dc:date>
    <meta:editing-duration>PT8M17S</meta:editing-duration>
    <meta:editing-cycles>5</meta:editing-cycles>
    <meta:generator>LibreOffice/7.0.1.2$Linux_X86_64 LibreOffice_project/88a63c56098013eb4038e11ebe7c8c0daab09aa8</meta:generator>
    <meta:document-statistic meta:table-count="0" meta:image-count="0" meta:object-count="0" meta:page-count="1" meta:paragraph-count="22" meta:word-count="206" meta:character-count="1257" meta:non-whitespace-character-count="1073"/>
  </office:meta>
</office:document-meta>
</file>